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89cm" fo:min-width="4.7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8.255cm" svg:x="6.334cm" svg:y="6.842cm">
          <text:p text:style-name="P1">K.A.B.S.Kumaranayake</text:p>
          <text:p text:style-name="P1">170204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1:20.633079387</meta:creation-date>
    <dc:date>2018-02-19T14:47:49.408950197</dc:date>
    <meta:editing-duration>PT6M2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